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E0000005E857965BD9FBD31FF5.jpg" manifest:media-type="image/jpeg"/>
  <manifest:file-entry manifest:full-path="Pictures/1000000000000E51000007F539B66352D91415F8.jpg" manifest:media-type="image/jpeg"/>
  <manifest:file-entry manifest:full-path="Pictures/10000000000007E0000005E86A72CA499DA651E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cm" svg:stroke-color="#000000" draw:marker-start-width="0.28cm" draw:marker-end="Linienspitzen_20_1" draw:marker-end-width="0.4cm" draw:marker-end-center="true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5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8.13cm" svg:height="6.1cm" svg:x="13.43cm" svg:y="1.96cm">
          <draw:image xlink:href="Pictures/10000000000007E0000005E86A72CA499DA651EC.jpg" xlink:type="simple" xlink:show="embed" xlink:actuate="onLoad" draw:mime-type="image/jpe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</draw:frame>
        <draw:frame draw:style-name="gr2" draw:text-style-name="P3" draw:layer="layout" svg:width="11.66cm" svg:height="6.5cm" svg:x="0.58cm" svg:y="1.51cm">
          <draw:image xlink:href="Pictures/1000000000000E51000007F539B66352D91415F8.jpg" xlink:type="simple" xlink:show="embed" xlink:actuate="onLoad" draw:mime-type="image/jpeg">
            <text:p/>
          </draw:image>
        </draw:frame>
        <draw:frame draw:style-name="gr1" draw:text-style-name="P2" draw:layer="layout" svg:width="10.91cm" svg:height="8.2cm" svg:x="5.22cm" svg:y="7.21cm">
          <draw:image xlink:href="Pictures/10000000000007E0000005E857965BD9FBD31FF5.jpg" xlink:type="simple" xlink:show="embed" xlink:actuate="onLoad" draw:mime-type="image/jpe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</draw:frame>
        <draw:line draw:style-name="gr3" draw:text-style-name="P3" draw:layer="layout" svg:x1="17.88cm" svg:y1="9.16cm" svg:x2="12.78cm" svg:y2="10.01cm">
          <text:p/>
        </draw:line>
        <draw:frame draw:style-name="gr4" draw:text-style-name="P4" draw:layer="layout" svg:width="3.949cm" svg:height="1.199cm" svg:x="17.831cm" svg:y="8.625cm">
          <draw:text-box>
            <text:p><text:span text:style-name="T1">Ablenkplatten in y-Richtung ( <text:s text:c="3"/>)</text:span></text:p>
          </draw:text-box>
        </draw:frame>
        <draw:line draw:style-name="gr3" draw:text-style-name="P3" draw:layer="layout" svg:x1="17.78cm" svg:y1="12.76cm" svg:x2="12.13cm" svg:y2="10.51cm">
          <text:p/>
        </draw:line>
        <draw:frame draw:style-name="gr4" draw:text-style-name="P4" draw:layer="layout" svg:width="3.798cm" svg:height="1.199cm" svg:x="17.732cm" svg:y="12.226cm">
          <draw:text-box>
            <text:p><text:span text:style-name="T1">Ablenkplatten in x-Richtung ( <text:s text:c="3"/>)</text:span></text:p>
          </draw:text-box>
        </draw:frame>
        <draw:line draw:style-name="gr3" draw:text-style-name="P3" draw:layer="layout" svg:x1="11.03cm" svg:y1="0.825cm" svg:x2="7.55cm" svg:y2="4.167cm">
          <text:p/>
        </draw:line>
        <draw:line draw:style-name="gr3" draw:text-style-name="P3" draw:layer="layout" svg:x1="3.25cm" svg:y1="1.105cm" svg:x2="5.134cm" svg:y2="2.802cm">
          <text:p/>
        </draw:line>
        <draw:frame draw:style-name="gr4" draw:text-style-name="P4" draw:layer="layout" svg:width="3.449cm" svg:height="1.199cm" svg:x="11.032cm" svg:y="-0.074cm">
          <draw:text-box>
            <text:p><text:span text:style-name="T1">Oszillographenröhre</text:span></text:p>
          </draw:text-box>
        </draw:frame>
        <draw:frame draw:style-name="gr4" draw:text-style-name="P4" draw:layer="layout" svg:width="2.75cm" svg:height="1.199cm" svg:x="1.68cm" svg:y="0.311cm">
          <draw:text-box>
            <text:p><text:span text:style-name="T1">Magnetfeld-spule</text:span></text:p>
          </draw:text-box>
        </draw:frame>
        <draw:g>
          <svg:title>TexMaths</svg:title>
          <svg:desc>12§latex§$d_{2}$§svg§600§TRUE§</svg:desc>
          <draw:g>
            <draw:path draw:style-name="gr5" draw:text-style-name="P5" draw:layer="layout" svg:width="0.199cm" svg:height="0.294cm" svg:x="20.42cm" svg:y="9.325cm" svg:viewBox="0 0 200 295" svg:d="M200 5c-2-2 0-5-5-5-7 0-47 4-54 5-4 0-6 2-6 8 0 5 4 5 11 5 19 0 20 2 20 7 0 3-1 6-1 8-8 34-17 67-25 100-7-16-19-28-38-28-49 0-102 62-102 123 0 40 24 67 56 67 9 0 29-1 54-31 4 18 19 31 38 31 16 0 25-9 31-22 7-16 13-41 13-42 0-4-3-4-4-4-5 0-5 1-6 7-8 28-15 52-33 52-10 0-12-11-12-19 0-10 0-13 3-21 20-80 40-161 60-241zM112 242c-2 7-2 8-8 15-18 23-36 29-47 29-21 0-27-23-27-40 0-20 13-71 23-90 13-26 32-41 49-41 27 0 33 35 33 37s-1 5-1 7c-7 28-14 55-22 83z">
              <text:p/>
            </draw:path>
            <draw:path draw:style-name="gr5" draw:text-style-name="P5" draw:layer="layout" svg:width="0.129cm" svg:height="0.194cm" svg:x="20.64cm" svg:y="9.484cm" svg:viewBox="0 0 130 195" svg:d="M130 141c-3 0-7 0-10 0 0 7-4 24-8 28-2 1-25 1-28 1-18 0-36 0-54 0 30-28 41-36 58-49 22-18 42-36 42-64 0-35-31-57-69-57-36 0-61 25-61 53 0 14 13 16 16 16 7 0 15-6 15-15 0-6-1-16-17-16 9-21 29-27 43-27 29 0 45 22 45 46 0 26-18 46-28 57-23 23-47 46-70 69-4 2-4 4-4 12 40 0 80 0 121 0 3-18 6-36 9-54z">
              <text:p/>
            </draw:path>
          </draw:g>
        </draw:g>
        <draw:g>
          <svg:title>TexMaths</svg:title>
          <svg:desc>12§latex§$d_{1}$§svg§600§TRUE§</svg:desc>
          <draw:g>
            <draw:path draw:style-name="gr5" draw:text-style-name="P5" draw:layer="layout" svg:width="0.199cm" svg:height="0.294cm" svg:x="20.321cm" svg:y="12.925cm" svg:viewBox="0 0 200 295" svg:d="M200 5c-2-2 0-5-5-5-7 0-47 4-54 5-3 0-6 2-6 8 0 5 4 5 11 5 19 0 20 2 20 7 0 3 0 6-1 8-8 34-17 67-25 100-7-16-19-28-38-28-49 0-102 62-102 123 0 40 24 67 56 67 9 0 29-1 54-31 4 18 19 31 38 31 16 0 26-9 32-22 7-16 13-41 13-42 0-4-4-4-5-4-5 0-5 1-6 7-7 28-16 52-32 52-11 0-12-11-12-19 0-10 0-13 2-21 20-80 40-161 60-241zM113 242c-3 7-3 8-9 15-18 23-36 29-47 29-21 0-27-23-27-40 0-20 13-71 23-90 13-26 32-41 49-41 27 0 33 35 33 37s-1 5-1 7c-7 28-14 55-21 83z">
              <text:p/>
            </draw:path>
            <draw:path draw:style-name="gr5" draw:text-style-name="P5" draw:layer="layout" svg:width="0.107cm" svg:height="0.194cm" svg:x="20.554cm" svg:y="13.084cm" svg:viewBox="0 0 108 195" svg:d="M67 8c0-8-1-8-8-8-19 18-46 19-59 19 0 4 0 7 0 11 7 0 28 0 43-8 0 49 0 99 0 149 0 10 0 13-29 13-4 0-8 0-12 0 0 4 0 7 0 11 6 0 42-1 53-1 8 0 46 1 53 1 0-4 0-7 0-11-4 0-8 0-12 0-29 0-29-3-29-13 0-54 0-108 0-163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.5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3-09-22T09:34:51.058731095</dc:date>
    <meta:editing-duration>PT6H33M26S</meta:editing-duration>
    <meta:editing-cycles>33</meta:editing-cycles>
    <meta:generator>LibreOffice/7.3.7.2$Linux_X86_64 LibreOffice_project/30$Build-2</meta:generator>
    <meta:document-statistic meta:object-count="19"/>
  </office:meta>
</office:document-meta>
</file>